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8695a2"/>
    </style:style>
    <style:style style:name="gr2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4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5" style:family="graphic" style:parent-style-name="standard">
      <style:graphic-properties svg:stroke-width="0.001cm" svg:stroke-color="#000000" draw:fill-color="#10aa00" fo:padding-top="-0.049cm" fo:padding-bottom="-0.049cm" fo:padding-left="-0.049cm" fo:padding-right="-0.049cm"/>
    </style:style>
    <style:style style:name="gr6" style:family="graphic" style:parent-style-name="standard">
      <style:graphic-properties svg:stroke-width="0.001cm" svg:stroke-color="#000000" draw:fill-color="#ea9f00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0.05cm" svg:y="-2.4cm"/>
          <draw:glue-point draw:id="6" svg:x="0.325cm" svg:y="-2.4cm"/>
          <draw:glue-point draw:id="7" svg:x="0.7cm" svg:y="-2.4cm"/>
          <draw:glue-point draw:id="8" svg:x="1.075cm" svg:y="-2.4cm"/>
          <draw:glue-point draw:id="9" svg:x="2.95cm" svg:y="-2.4cm"/>
          <draw:glue-point draw:id="10" svg:x="3.325cm" svg:y="-2.4cm"/>
          <draw:glue-point draw:id="11" svg:x="3.7cm" svg:y="-2.4cm"/>
          <draw:glue-point draw:id="12" svg:x="4.075cm" svg:y="-2.4cm"/>
          <draw:glue-point draw:id="13" svg:x="-0.05cm" svg:y="1.6cm"/>
          <draw:glue-point draw:id="14" svg:x="0.325cm" svg:y="1.6cm"/>
          <draw:glue-point draw:id="15" svg:x="0.7cm" svg:y="1.6cm"/>
          <draw:glue-point draw:id="16" svg:x="1.075cm" svg:y="1.6cm"/>
          <draw:glue-point draw:id="17" svg:x="2.95cm" svg:y="1.6cm"/>
          <draw:glue-point draw:id="18" svg:x="3.325cm" svg:y="1.6cm"/>
          <draw:glue-point draw:id="19" svg:x="3.7cm" svg:y="1.6cm"/>
          <draw:glue-point draw:id="20" svg:x="4.075cm" svg:y="1.6cm"/>
          <draw:glue-point draw:id="21" svg:x="4.5cm" svg:y="-3cm"/>
          <draw:glue-point draw:id="22" svg:x="4.5cm" svg:y="1cm"/>
          <draw:glue-point draw:id="23" svg:x="-5cm" svg:y="0cm"/>
          <draw:glue-point draw:id="24" svg:x="-5cm" svg:y="5cm"/>
          <draw:glue-point draw:id="25" svg:x="0cm" svg:y="-5cm"/>
          <draw:glue-point draw:id="26" svg:x="0cm" svg:y="5cm"/>
          <draw:glue-point draw:id="27" svg:x="5cm" svg:y="-5cm"/>
          <draw:glue-point draw:id="28" svg:x="5cm" svg:y="0cm"/>
          <draw:glue-point draw:id="29" svg:x="5cm" svg:y="5cm"/>
          <draw:rect draw:style-name="gr1" draw:layer="layout" svg:width="24cm" svg:height="2cm" svg:x="0cm" svg:y="0cm">
            <text:p/>
          </draw:rect>
          <draw:line draw:style-name="gr2" draw:layer="layout" svg:x1="0.4cm" svg:y1="0cm" svg:x2="0.4cm" svg:y2="2cm">
            <text:p/>
          </draw:line>
          <draw:line draw:style-name="gr2" draw:layer="layout" svg:x1="23.6cm" svg:y1="0cm" svg:x2="23.6cm" svg:y2="2cm">
            <text:p/>
          </draw:line>
          <draw:circle draw:style-name="gr3" draw:layer="layout" svg:width="0.16cm" svg:height="0.16cm" svg:x="0.12cm" svg:y="0.92cm">
            <text:p/>
          </draw:circle>
          <draw:circle draw:style-name="gr3" draw:layer="layout" svg:width="0.16cm" svg:height="0.16cm" svg:x="23.72cm" svg:y="0.92cm">
            <text:p/>
          </draw:circle>
          <draw:rect draw:style-name="gr4" draw:layer="layout" svg:width="0.6cm" svg:height="0.48cm" svg:x="11.6cm" svg:y="0.28cm">
            <text:p/>
          </draw:rect>
          <draw:rect draw:style-name="gr4" draw:layer="layout" svg:width="0.6cm" svg:height="0.48cm" svg:x="12.5cm" svg:y="0.28cm">
            <text:p/>
          </draw:rect>
          <draw:rect draw:style-name="gr4" draw:layer="layout" svg:width="0.6cm" svg:height="0.48cm" svg:x="13.4cm" svg:y="0.28cm">
            <text:p/>
          </draw:rect>
          <draw:rect draw:style-name="gr4" draw:layer="layout" svg:width="0.6cm" svg:height="0.48cm" svg:x="14.3cm" svg:y="0.28cm">
            <text:p/>
          </draw:rect>
          <draw:rect draw:style-name="gr4" draw:layer="layout" svg:width="0.6cm" svg:height="0.48cm" svg:x="18.8cm" svg:y="0.28cm">
            <text:p/>
          </draw:rect>
          <draw:rect draw:style-name="gr4" draw:layer="layout" svg:width="0.6cm" svg:height="0.48cm" svg:x="19.7cm" svg:y="0.28cm">
            <text:p/>
          </draw:rect>
          <draw:rect draw:style-name="gr4" draw:layer="layout" svg:width="0.6cm" svg:height="0.48cm" svg:x="20.6cm" svg:y="0.28cm">
            <text:p/>
          </draw:rect>
          <draw:rect draw:style-name="gr4" draw:layer="layout" svg:width="0.6cm" svg:height="0.48cm" svg:x="21.5cm" svg:y="0.28cm">
            <text:p/>
          </draw:rect>
          <draw:rect draw:style-name="gr4" draw:layer="layout" svg:width="0.6cm" svg:height="0.48cm" svg:x="11.6cm" svg:y="1.08cm">
            <text:p/>
          </draw:rect>
          <draw:rect draw:style-name="gr4" draw:layer="layout" svg:width="0.6cm" svg:height="0.48cm" svg:x="12.5cm" svg:y="1.08cm">
            <text:p/>
          </draw:rect>
          <draw:rect draw:style-name="gr4" draw:layer="layout" svg:width="0.6cm" svg:height="0.48cm" svg:x="13.4cm" svg:y="1.08cm">
            <text:p/>
          </draw:rect>
          <draw:rect draw:style-name="gr4" draw:layer="layout" svg:width="0.6cm" svg:height="0.48cm" svg:x="14.3cm" svg:y="1.08cm">
            <text:p/>
          </draw:rect>
          <draw:rect draw:style-name="gr4" draw:layer="layout" svg:width="0.6cm" svg:height="0.48cm" svg:x="18.8cm" svg:y="1.08cm">
            <text:p/>
          </draw:rect>
          <draw:rect draw:style-name="gr4" draw:layer="layout" svg:width="0.6cm" svg:height="0.48cm" svg:x="19.7cm" svg:y="1.08cm">
            <text:p/>
          </draw:rect>
          <draw:rect draw:style-name="gr4" draw:layer="layout" svg:width="0.6cm" svg:height="0.48cm" svg:x="20.6cm" svg:y="1.08cm">
            <text:p/>
          </draw:rect>
          <draw:rect draw:style-name="gr4" draw:layer="layout" svg:width="0.6cm" svg:height="0.48cm" svg:x="21.5cm" svg:y="1.08cm">
            <text:p/>
          </draw:rect>
          <draw:rect draw:style-name="gr4" draw:layer="layout" svg:width="0.72cm" svg:height="0.4cm" svg:x="22.4cm" svg:y="0.2cm">
            <text:p/>
          </draw:rect>
          <draw:rect draw:style-name="gr4" draw:layer="layout" svg:width="0.72cm" svg:height="0.4cm" svg:x="22.4cm" svg:y="1cm">
            <text:p/>
          </draw:rect>
          <draw:circle draw:style-name="gr5" draw:layer="layout" svg:width="0.16cm" svg:height="0.16cm" svg:x="2.72cm" svg:y="0.32cm">
            <text:p/>
          </draw:circle>
          <draw:circle draw:style-name="gr6" draw:layer="layout" svg:width="0.16cm" svg:height="0.16cm" svg:x="2.72cm" svg:y="0.52cm">
            <text:p/>
          </draw:circle>
          <draw:circle draw:style-name="gr5" draw:layer="layout" svg:width="0.16cm" svg:height="0.16cm" svg:x="3.52cm" svg:y="0.32cm">
            <text:p/>
          </draw:circle>
          <draw:circle draw:style-name="gr6" draw:layer="layout" svg:width="0.16cm" svg:height="0.16cm" svg:x="3.52cm" svg:y="0.52cm">
            <text:p/>
          </draw:circle>
          <draw:circle draw:style-name="gr5" draw:layer="layout" svg:width="0.16cm" svg:height="0.16cm" svg:x="4.32cm" svg:y="0.32cm">
            <text:p/>
          </draw:circle>
          <draw:circle draw:style-name="gr6" draw:layer="layout" svg:width="0.16cm" svg:height="0.16cm" svg:x="4.32cm" svg:y="0.52cm">
            <text:p/>
          </draw:circle>
          <draw:circle draw:style-name="gr5" draw:layer="layout" svg:width="0.16cm" svg:height="0.16cm" svg:x="5.12cm" svg:y="0.32cm">
            <text:p/>
          </draw:circle>
          <draw:circle draw:style-name="gr6" draw:layer="layout" svg:width="0.16cm" svg:height="0.16cm" svg:x="5.12cm" svg:y="0.52cm">
            <text:p/>
          </draw:circle>
          <draw:circle draw:style-name="gr5" draw:layer="layout" svg:width="0.16cm" svg:height="0.16cm" svg:x="5.92cm" svg:y="0.32cm">
            <text:p/>
          </draw:circle>
          <draw:circle draw:style-name="gr6" draw:layer="layout" svg:width="0.16cm" svg:height="0.16cm" svg:x="5.92cm" svg:y="0.52cm">
            <text:p/>
          </draw:circle>
          <draw:circle draw:style-name="gr5" draw:layer="layout" svg:width="0.16cm" svg:height="0.16cm" svg:x="6.72cm" svg:y="0.32cm">
            <text:p/>
          </draw:circle>
          <draw:circle draw:style-name="gr6" draw:layer="layout" svg:width="0.16cm" svg:height="0.16cm" svg:x="6.72cm" svg:y="0.52cm">
            <text:p/>
          </draw:circle>
          <draw:circle draw:style-name="gr5" draw:layer="layout" svg:width="0.16cm" svg:height="0.16cm" svg:x="7.52cm" svg:y="0.32cm">
            <text:p/>
          </draw:circle>
          <draw:circle draw:style-name="gr6" draw:layer="layout" svg:width="0.16cm" svg:height="0.16cm" svg:x="7.52cm" svg:y="0.52cm">
            <text:p/>
          </draw:circle>
          <draw:circle draw:style-name="gr5" draw:layer="layout" svg:width="0.16cm" svg:height="0.16cm" svg:x="8.32cm" svg:y="0.32cm">
            <text:p/>
          </draw:circle>
          <draw:circle draw:style-name="gr6" draw:layer="layout" svg:width="0.16cm" svg:height="0.16cm" svg:x="8.32cm" svg:y="0.52cm">
            <text:p/>
          </draw:circle>
          <draw:circle draw:style-name="gr5" draw:layer="layout" svg:width="0.16cm" svg:height="0.16cm" svg:x="2.72cm" svg:y="1.12cm">
            <text:p/>
          </draw:circle>
          <draw:circle draw:style-name="gr6" draw:layer="layout" svg:width="0.16cm" svg:height="0.16cm" svg:x="2.72cm" svg:y="1.32cm">
            <text:p/>
          </draw:circle>
          <draw:circle draw:style-name="gr5" draw:layer="layout" svg:width="0.16cm" svg:height="0.16cm" svg:x="3.52cm" svg:y="1.12cm">
            <text:p/>
          </draw:circle>
          <draw:circle draw:style-name="gr6" draw:layer="layout" svg:width="0.16cm" svg:height="0.16cm" svg:x="3.52cm" svg:y="1.32cm">
            <text:p/>
          </draw:circle>
          <draw:circle draw:style-name="gr5" draw:layer="layout" svg:width="0.16cm" svg:height="0.16cm" svg:x="4.32cm" svg:y="1.12cm">
            <text:p/>
          </draw:circle>
          <draw:circle draw:style-name="gr6" draw:layer="layout" svg:width="0.16cm" svg:height="0.16cm" svg:x="4.32cm" svg:y="1.32cm">
            <text:p/>
          </draw:circle>
          <draw:circle draw:style-name="gr5" draw:layer="layout" svg:width="0.16cm" svg:height="0.16cm" svg:x="5.12cm" svg:y="1.12cm">
            <text:p/>
          </draw:circle>
          <draw:circle draw:style-name="gr6" draw:layer="layout" svg:width="0.16cm" svg:height="0.16cm" svg:x="5.12cm" svg:y="1.32cm">
            <text:p/>
          </draw:circle>
          <draw:circle draw:style-name="gr5" draw:layer="layout" svg:width="0.16cm" svg:height="0.16cm" svg:x="5.92cm" svg:y="1.12cm">
            <text:p/>
          </draw:circle>
          <draw:circle draw:style-name="gr6" draw:layer="layout" svg:width="0.16cm" svg:height="0.16cm" svg:x="5.92cm" svg:y="1.32cm">
            <text:p/>
          </draw:circle>
          <draw:circle draw:style-name="gr5" draw:layer="layout" svg:width="0.16cm" svg:height="0.16cm" svg:x="6.72cm" svg:y="1.12cm">
            <text:p/>
          </draw:circle>
          <draw:circle draw:style-name="gr6" draw:layer="layout" svg:width="0.16cm" svg:height="0.16cm" svg:x="6.72cm" svg:y="1.32cm">
            <text:p/>
          </draw:circle>
          <draw:circle draw:style-name="gr5" draw:layer="layout" svg:width="0.16cm" svg:height="0.16cm" svg:x="7.52cm" svg:y="1.12cm">
            <text:p/>
          </draw:circle>
          <draw:circle draw:style-name="gr6" draw:layer="layout" svg:width="0.16cm" svg:height="0.16cm" svg:x="7.52cm" svg:y="1.32cm">
            <text:p/>
          </draw:circle>
          <draw:circle draw:style-name="gr5" draw:layer="layout" svg:width="0.16cm" svg:height="0.16cm" svg:x="8.32cm" svg:y="1.12cm">
            <text:p/>
          </draw:circle>
          <draw:circle draw:style-name="gr6" draw:layer="layout" svg:width="0.16cm" svg:height="0.16cm" svg:x="8.32cm" svg:y="1.32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witchRack16P</dc:title>
    <meta:creation-date>2011-02-07T16:57:30</meta:creation-date>
    <meta:editing-duration>P0D</meta:editing-duration>
    <meta:editing-cycles>1</meta:editing-cycles>
    <meta:document-statistic meta:object-count="56"/>
    <meta:generator>OpenOffice.org/3.3$Linux OpenOffice.org_project/330m20$Build-9567</meta:generator>
  </office:meta>
</office:document-meta>
</file>